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>
        <style:tab-stops>
          <style:tab-stop style:position="2.3626in"/>
        </style:tab-stops>
      </style:paragraph-properties>
      <style:text-properties fo:font-size="12pt" style:font-size-asian="12pt"/>
    </style:style>
    <style:style style:name="P3" style:family="paragraph" style:parent-style-name="Standard">
      <style:paragraph-properties>
        <style:tab-stops>
          <style:tab-stop style:position="1.772in"/>
        </style:tab-stops>
      </style:paragraph-properties>
      <style:text-properties fo:font-size="12pt" style:font-size-asian="12pt"/>
    </style:style>
    <style:style style:name="P4" style:family="paragraph" style:parent-style-name="Standard">
      <style:paragraph-properties>
        <style:tab-stops>
          <style:tab-stop style:position="4.3311in"/>
        </style:tab-stops>
      </style:paragraph-properties>
      <style:text-properties fo:font-size="12pt" style:font-size-asian="12pt"/>
    </style:style>
    <style:style style:name="P5" style:family="paragraph" style:parent-style-name="Standard">
      <style:paragraph-properties>
        <style:tab-stops>
          <style:tab-stop style:position="1.772in"/>
        </style:tab-stops>
      </style:paragraph-properties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>
        <style:tab-stops>
          <style:tab-stop style:position="1.772in"/>
        </style:tab-stops>
      </style:paragraph-properties>
    </style:style>
    <style:style style:name="P7" style:family="paragraph" style:parent-style-name="Standard">
      <style:paragraph-properties fo:margin-left="2.3626in" fo:margin-right="0in" fo:text-indent="-2.3626in" style:auto-text-indent="false">
        <style:tab-stops>
          <style:tab-stop style:position="1.772in"/>
        </style:tab-stops>
      </style:paragraph-properties>
      <style:text-properties fo:font-size="12pt" style:font-size-asian="12pt"/>
    </style:style>
    <style:style style:name="P8" style:family="paragraph" style:parent-style-name="Standard">
      <style:paragraph-properties fo:margin-left="0.4925in" fo:margin-right="0in" fo:text-indent="-0.4925in" style:auto-text-indent="false">
        <style:tab-stops>
          <style:tab-stop style:position="1.772in"/>
        </style:tab-stops>
      </style:paragraph-properties>
      <style:text-properties fo:font-size="12pt" style:font-size-asian="12pt"/>
    </style:style>
    <style:style style:name="P9" style:family="paragraph" style:parent-style-name="Standard">
      <style:paragraph-properties fo:margin-left="0.9846in" fo:margin-right="0in" fo:text-indent="0in" style:auto-text-indent="false">
        <style:tab-stops>
          <style:tab-stop style:position="1.772in"/>
        </style:tab-stops>
      </style:paragraph-properties>
      <style:text-properties fo:font-size="12pt" style:font-size-asian="12pt"/>
    </style:style>
    <style:style style:name="P10" style:family="paragraph" style:parent-style-name="Standard">
      <style:paragraph-properties fo:margin-left="1.7709in" fo:margin-right="0in" fo:text-indent="-1.7709in" style:auto-text-indent="false">
        <style:tab-stops>
          <style:tab-stop style:position="1.772in"/>
        </style:tab-stops>
      </style:paragraph-properties>
      <style:text-properties fo:font-size="12pt" style:font-size-asian="12pt"/>
    </style:style>
    <style:style style:name="P11" style:family="paragraph" style:parent-style-name="Standard">
      <style:paragraph-properties fo:margin-left="1.772in" fo:margin-right="0in" fo:text-indent="-1.772in" style:auto-text-indent="false">
        <style:tab-stops>
          <style:tab-stop style:position="1.772in"/>
        </style:tab-stops>
      </style:paragraph-properties>
    </style:style>
    <style:style style:name="P12" style:family="paragraph" style:parent-style-name="Heading_20_1">
      <style:paragraph-properties>
        <style:tab-stops>
          <style:tab-stop style:position="1.772in"/>
        </style:tab-stops>
      </style:paragraph-properties>
      <style:text-properties style:font-weight-complex="normal"/>
    </style:style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Heading_20_2">
      <style:paragraph-properties>
        <style:tab-stops>
          <style:tab-stop style:position="1.772in"/>
          <style:tab-stop style:position="3.3472in"/>
        </style:tab-stops>
      </style:paragraph-properties>
    </style:style>
    <style:style style:name="P15" style:family="paragraph" style:parent-style-name="Heading_20_2">
      <style:paragraph-properties>
        <style:tab-stops>
          <style:tab-stop style:position="1.772in"/>
        </style:tab-stops>
      </style:paragraph-properties>
    </style:style>
    <style:style style:name="P16" style:family="paragraph" style:parent-style-name="Footer">
      <style:paragraph-properties fo:text-align="center" style:justify-single-word="false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font-weight="bold" style:font-size-asian="12pt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Max Mustermann</text:h>
      <text:p text:style-name="P2">Musterstraße 1</text:p>
      <text:p text:style-name="P2">01234 Musterstadt</text:p>
      <text:p text:style-name="P3"/>
      <text:h text:style-name="P12" text:outline-level="1"><text:tab/>Lebenslauf</text:h>
      <text:p text:style-name="P3"/>
      <text:p text:style-name="P3"/>
      <text:p text:style-name="P5"><text:tab/>Persönliche Daten</text:p>
      <text:h text:style-name="P14" text:outline-level="2"><text:tab/>Name:<text:tab/>Max Mustermann</text:h>
      <text:h text:style-name="P14" text:outline-level="2"><text:tab/>Geburtsdatum:<text:tab/>12. Februar 1977</text:h>
      <text:h text:style-name="P14" text:outline-level="2"><text:tab/>Geburtsort:<text:tab/>Musterstadt</text:h>
      <text:h text:style-name="P14" text:outline-level="2"><text:tab/>Familienstand:<text:tab/>ledig</text:h>
      <text:h text:style-name="P14" text:outline-level="2"><text:tab/>Staatsangehörigkeit:<text:tab/>deutsch</text:h>
      <text:p text:style-name="P3"/>
      <text:p text:style-name="P6"><text:span text:style-name="T1"><text:tab/></text:span><text:span text:style-name="T2">Schulbildung</text:span></text:p>
      <text:p text:style-name="P7">09/1984 – 08/1988<text:tab/>Grundschule Musterstadt</text:p>
      <text:p text:style-name="P8">09/1988 – 07/1996<text:tab/>Gymnasium in Musterstadt</text:p>
      <text:p text:style-name="P8"><text:tab/><text:tab/>Abschluss: Allgemeine Hochschulreife</text:p>
      <text:p text:style-name="P8"><text:tab/><text:tab/>Abschlussnote: 1,0</text:p>
      <text:p text:style-name="P3"/>
      <text:p text:style-name="P6"><text:span text:style-name="T1"><text:tab/></text:span><text:span text:style-name="T2">Wehr- / Zivildienst</text:span></text:p>
      <text:p text:style-name="P3">07/1996 – 04/1997<text:tab/>Soldat der Bundeswehr, letzter Dienstgrad: Obergefreiter</text:p>
      <text:p text:style-name="P3"/>
      <text:p text:style-name="P6"><text:span text:style-name="T1"><text:tab/></text:span><text:span text:style-name="T2">Berufsausbildung</text:span></text:p>
      <text:p text:style-name="P3">05/1997 – 09/2000<text:tab/>Firma XYZ in Musterstadt, </text:p>
      <text:p text:style-name="P3"><text:tab/>Abschluss: [erlernter Beruf]</text:p>
      <text:p text:style-name="P3"><text:tab/>Abschlussprädikat: „gut bestanden“</text:p>
      <text:p text:style-name="P3"/>
      <text:p text:style-name="P6"><text:span text:style-name="T1"><text:tab/></text:span><text:span text:style-name="T2">Studium</text:span></text:p>
      <text:p text:style-name="P3">10/2000 – 7/2004<text:tab/>Fachhochschule Musterstadt, Studium der Betriebswirtschaftslehre</text:p>
      <text:p text:style-name="P9"><text:tab/>mit den Schwerpunkten [Schwerpunkte nennen],</text:p>
      <text:p text:style-name="P10">01/2003 – 10/2004<text:tab/>Tätigkeit als wissenschaftlicher Assistent des Prof. Dr. A. Muster im Schwerpunkt [Schwerpunkt nennen]</text:p>
      <text:p text:style-name="P3"/>
      <text:p text:style-name="P6"><text:span text:style-name="T1"><text:tab/></text:span><text:span text:style-name="T2">Praktika / Berufserfahrung</text:span></text:p>
      <text:p text:style-name="P3">07/2001 – 08/2001<text:tab/>Firma ABC, fünf Wochen Praktikum</text:p>
      <text:h text:style-name="P15" text:outline-level="2"><text:tab/>im [Abteilung] in Musterstadt</text:h>
      <text:p text:style-name="Text_20_body_20_indent">03/2002 – 07/2002<text:tab/>Firma CDE, 20 Wochen Praktikum in der [Abteilung] in Musterstadt</text:p>
      <text:p text:style-name="P3">11/2003 – 01/2004<text:tab/>Firma FGH, 10 Wochen Praktikum im [Abteilung] in Musterstadt</text:p>
      <text:p text:style-name="P3"/>
      <text:p text:style-name="P6"><text:span text:style-name="T1"><text:tab/></text:span><text:span text:style-name="T2">EDV – Kenntnisse</text:span></text:p>
      <text:p text:style-name="P6"><text:span text:style-name="T2"><text:tab/></text:span><text:span text:style-name="T1">langjährige Erfahrung mit Microsoft Office Anwendungen</text:span></text:p>
      <text:p text:style-name="P3"><text:tab/>SAP – Grundkenntnisse</text:p>
      <text:p text:style-name="P3"><text:tab/>versiert im Umgang mit dem Internet</text:p>
      <text:p text:style-name="P3"><text:tab/>Grundkenntnisse in: VBA, HTML, PHP</text:p>
      <text:p text:style-name="P3"/>
      <text:p text:style-name="P6"><text:span text:style-name="T1"><text:tab/></text:span><text:span text:style-name="T2">Sprachkenntnisse</text:span></text:p>
      <text:p text:style-name="P6"><text:span text:style-name="T2"><text:tab/></text:span><text:span text:style-name="T1">Grundkenntnisse in Spanisch</text:span></text:p>
      <text:p text:style-name="P3"><text:tab/>„upperintermediate Level“ in Englisch</text:p>
      <text:p text:style-name="P3"/>
      <text:p text:style-name="P6"><text:span text:style-name="T1"><text:tab/></text:span><text:span text:style-name="T2">Persönliche Interessen / Hobbies</text:span></text:p>
      <text:p text:style-name="P11"><text:soft-page-break/><text:span text:style-name="T2"><text:tab/></text:span><text:span text:style-name="T1">seit 1990 aktives Mitglied des Vereins [Vereinsname] in Musterstadt</text:span></text:p>
      <text:p text:style-name="P3"><text:tab/>seit 08/2003 Mitglied im Vorstand des [Vereinsname]</text:p>
      <text:p text:style-name="P2"/>
      <text:p text:style-name="P2"/>
      <text:p text:style-name="P4"><text:tab/>Eigenhändige Unterschrift</text:p>
      <text:p text:style-name="P2"/>
      <text:p text:style-name="P1">Musterstadt, [Datum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de" fo:country="DE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>
        <style:tab-stops>
          <style:tab-stop style:position="2.3626in"/>
        </style:tab-stops>
      </style:paragraph-properties>
      <style:text-properties fo:font-size="12pt" fo:font-weight="bold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>
        <style:tab-stops>
          <style:tab-stop style:position="2.3626in"/>
          <style:tab-stop style:position="3.8398in"/>
        </style:tab-stops>
      </style:paragraph-properties>
      <style:text-properties fo:font-size="12pt" style:font-size-asian="12pt"/>
    </style:style>
    <style:style style:name="Beschriftung" style:family="paragraph" style:parent-style-name="Standard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Verzeichnis" style:family="paragraph" style:parent-style-name="Standard">
      <style:paragraph-properties text:number-lines="false" text:line-number="0"/>
      <style:text-properties style:font-name-complex="Tahoma"/>
    </style:style>
    <style:style style:name="Überschrift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_20_indent" style:display-name="Text body indent" style:family="paragraph" style:parent-style-name="Standard" style:class="text">
      <style:paragraph-properties fo:margin-left="1.772in" fo:margin-right="0in" fo:text-indent="-1.772in" style:auto-text-indent="false">
        <style:tab-stops>
          <style:tab-stop style:position="1.772in"/>
        </style:tab-stops>
      </style:paragraph-properties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WW8Num1zfalse" style:family="text"/>
    <style:style style:name="WW8Num1ztrue" style:family="text"/>
    <style:style style:name="Absatz-Standardschriftart" style:family="text"/>
    <style:style style:name="WW-Absatz-Standardschriftart" style:family="text"/>
    <style:style style:name="Internet_20_link" style:display-name="Internet link" style:family="text" style:parent-style-name="WW-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false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true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true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true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true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true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true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true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true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false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true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true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true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true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true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true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true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true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984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5in" fo:margin-left="0.9846in" fo:margin-right="0.9846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.2874in" fo:margin-top="0.2484in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Diese Vorlage kann man auf <text:a xlink:type="simple" xlink:href="http://www.bwl24.net/"><text:span text:style-name="Internet_20_link">www.bwl24.net</text:span></text:a> kostenlos downloaden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uster Lebenslauf Vorlage zur Bewerbung</dc:title>
    <dc:subject>Bewerbung Lebenslauf</dc:subject>
    <meta:keyword>Vorlage Muster Mustervorlage Lebenslauf Bewerbung Betriebswirt BWL</meta:keyword>
    <meta:initial-creator>Dipl. Betriebswirt Torsten Montag</meta:initial-creator>
    <meta:creation-date>2006-03-19T16:06:00</meta:creation-date>
    <dc:creator>User</dc:creator>
    <dc:date>2006-03-19T20:01:00</dc:date>
    <meta:editing-cycles>5</meta:editing-cycles>
    <meta:document-statistic meta:table-count="0" meta:image-count="0" meta:object-count="0" meta:page-count="2" meta:paragraph-count="44" meta:word-count="187" meta:character-count="1603" meta:non-whitespace-character-count="1416"/>
    <meta:generator>ReaderEngine/1$Linux_X86_64 LibreOffice_project/d3819658d979ac6daa39d2f69b69b82e52fa872</meta:generator>
  </office:meta>
</office:document-meta>
</file>